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2D000000FA7213EE5E64540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officeooo:paragraph-rsid="000a67fc"/>
    </style:style>
    <style:style style:name="P6" style:family="paragraph" style:parent-style-name="Standard">
      <style:text-properties officeooo:rsid="000a67fc" officeooo:paragraph-rsid="000a67fc"/>
    </style:style>
    <style:style style:name="P7" style:family="paragraph" style:parent-style-name="Standard">
      <style:text-properties officeooo:rsid="000a9bc1" officeooo:paragraph-rsid="000a9bc1"/>
    </style:style>
    <style:style style:name="P8" style:family="paragraph" style:parent-style-name="Standard">
      <style:text-properties officeooo:rsid="000b4f0f" officeooo:paragraph-rsid="000b4f0f"/>
    </style:style>
    <style:style style:name="P9" style:family="paragraph" style:parent-style-name="Standard">
      <style:text-properties officeooo:rsid="000be874" officeooo:paragraph-rsid="000be874"/>
    </style:style>
    <style:style style:name="P10" style:family="paragraph" style:parent-style-name="Standard">
      <style:text-properties officeooo:rsid="000d1ed4" officeooo:paragraph-rsid="000d1ed4"/>
    </style:style>
    <style:style style:name="P11" style:family="paragraph" style:parent-style-name="List_20_Paragraph" style:list-style-name="WWNum6"/>
    <style:style style:name="P12" style:family="paragraph" style:parent-style-name="List_20_Paragraph" style:list-style-name="WWNum4">
      <style:text-properties officeooo:paragraph-rsid="000a67fc"/>
    </style:style>
    <style:style style:name="P13" style:family="paragraph" style:parent-style-name="List_20_Paragraph" style:list-style-name="WWNum4">
      <style:text-properties fo:font-style="italic" officeooo:paragraph-rsid="000a67fc" style:font-style-asian="italic" style:font-style-complex="italic"/>
    </style:style>
    <style:style style:name="P14" style:family="paragraph" style:parent-style-name="List_20_Paragraph" style:list-style-name="WWNum4">
      <style:text-properties fo:font-style="italic" officeooo:rsid="000a67fc" officeooo:paragraph-rsid="000a67fc" style:font-style-asian="italic" style:font-style-complex="italic"/>
    </style:style>
    <style:style style:name="P15" style:family="paragraph" style:parent-style-name="Standard">
      <style:text-properties officeooo:paragraph-rsid="000be874"/>
    </style:style>
    <style:style style:name="P16" style:family="paragraph" style:parent-style-name="Standard">
      <style:text-properties officeooo:rsid="000be874" officeooo:paragraph-rsid="000be874"/>
    </style:style>
    <style:style style:name="P17" style:family="paragraph" style:parent-style-name="Standard">
      <style:text-properties officeooo:paragraph-rsid="000a67fc"/>
    </style:style>
    <style:style style:name="P18" style:family="paragraph" style:parent-style-name="Standard">
      <style:text-properties officeooo:rsid="000a67fc" officeooo:paragraph-rsid="000a67fc"/>
    </style:style>
    <style:style style:name="P19" style:family="paragraph" style:parent-style-name="Standard">
      <style:text-properties style:text-position="0% 100%" fo:font-size="11pt" style:text-underline-style="none" fo:font-weight="normal" officeooo:rsid="0012432c" officeooo:paragraph-rsid="000d1ed4" style:font-size-asian="9.60000038146973pt" style:font-weight-asian="normal" style:font-size-complex="11pt" style:font-weight-complex="normal"/>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09a8cc" style:font-style-asian="italic" style:font-style-complex="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fo:font-weight="bold" style:font-weight-asian="bold" style:font-weight-complex="bold"/>
    </style:style>
    <style:style style:name="T9" style:family="text">
      <style:text-properties fo:language="en" fo:country="US" officeooo:rsid="000a67fc"/>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0be874" style:font-weight-asian="normal" style:font-weight-complex="normal"/>
    </style:style>
    <style:style style:name="T12" style:family="text">
      <style:text-properties fo:language="en" fo:country="US" officeooo:rsid="000be874"/>
    </style:style>
    <style:style style:name="T13" style:family="text">
      <style:text-properties fo:font-style="italic" style:font-style-asian="italic" style:font-style-complex="italic"/>
    </style:style>
    <style:style style:name="T14" style:family="text">
      <style:text-properties fo:font-style="italic" officeooo:rsid="000a9bc1"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color="#0070c0" loext:opacity="100%" fo:language="en" fo:country="US"/>
    </style:style>
    <style:style style:name="T17" style:family="text">
      <style:text-properties fo:color="#0070c0" loext:opacity="100%" fo:language="en" fo:country="US" fo:font-style="italic" style:font-style-asian="italic" style:font-style-complex="italic"/>
    </style:style>
    <style:style style:name="T18" style:family="text">
      <style:text-properties officeooo:rsid="0009a8cc"/>
    </style:style>
    <style:style style:name="T19" style:family="text">
      <style:text-properties officeooo:rsid="000a67fc"/>
    </style:style>
    <style:style style:name="T20" style:family="text">
      <style:text-properties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officeooo:rsid="000be874"/>
    </style:style>
    <style:style style:name="T23" style:family="text">
      <style:text-properties style:text-underline-style="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OBIETTIVO</text:span><text:span text:style-name="T1"/></text:p>
      <text:p text:style-name="Standard"/>
      <text:p text:style-name="Standard">Realizzare un componente IP di interfaccia tra un bus Avalon e una HyperRAM off-chip. L'interfaccia IP-Avalon è di tipo <text:span text:style-name="T19">M</text:span>emory <text:span text:style-name="T19">M</text:span>apped (sistema hosts-agents) mentre l'interfaccia IP-RAM <text:span text:style-name="T18">è di tipo Conduit (</text:span><text:span text:style-name="T22">ovvero una interfaccia non-standard personalizzabile, </text:span><text:span text:style-name="T18">in quanto </text:span><text:span text:style-name="T19">essa </text:span>dipende dalla memoria<text:span text:style-name="T18">)</text:span>. </text:p>
      <text:p text:style-name="Standard"/>
      <text:p text:style-name="Standard"/>
      <text:p text:style-name="P3"/>
      <text:p text:style-name="Standard"><text:span text:style-name="T2">QUARTUS PLATFORM DESIGNER</text:span><text:span text:style-name="T2"/></text:p>
      <text:p text:style-name="P3"/>
      <text:p text:style-name="Standard"><text:span text:style-name="T3">Platform Designer simplifies the task of defining and integrating custom IP components into your FPGA design. In particular, it is able to </text:span><text:span text:style-name="T7">automatically create interconnect logic</text:span><text:span text:style-name="T3"> from high-level connectivity that you specify.</text:span><text:span text:style-name="T3"/></text:p>
      <text:p text:style-name="P3"/>
      <text:p text:style-name="P15"><text:span text:style-name="T3">Platform Designer is most effective when you use </text:span><text:span text:style-name="T4">standard interfaces</text:span><text:span text:style-name="T10">. </text:span><text:span text:style-name="T11">It</text:span><text:span text:style-name="T3"> supports several standard interfaces, we are going to use the</text:span><text:span text:style-name="T5"> Avalon Memory-Mapped</text:span><text:span text:style-name="T3"> </text:span><text:span text:style-name="T12">interface and the</text:span><text:span text:style-name="T6"> Conduit </text:span><text:span text:style-name="T12">interface</text:span><text:span text:style-name="T3">.</text:span><text:span text:style-name="T3"/></text:p>
      <text:p text:style-name="P3"/>
      <text:p text:style-name="Standard"><text:span text:style-name="T3">You can use Platform Designer to create and customize a </text:span><text:span text:style-name="T4">Platform Designer system</text:span><text:span text:style-name="T3">. </text:span>Con Platform Designer system si intende un <text:span text:style-name="T15">sistema formato da molteplici IP components interconnessi tra loro</text:span><text:span text:style-name="T23">, </text:span>ognuno dei quali è caratterizzato da una o più interfacce standard. Un esempio di Platform Designer system è <text:span text:style-name="T19">un</text:span> sistema hosts-agents, in cui i vari IP components sono caratterizzati da una interfaccia standard Avalon-MM. Al momento non ci interessa realizzare un Platform Designer system, vogliamo concentrarci sulla creazione di uno specifico IP component (che potrà poi essere utilizzato in un Platform Designer system).</text:p>
      <text:p text:style-name="Standard"/>
      <text:p text:style-name="Standard"><text:span text:style-name="T3">Every IP component is defined with a </text:span><text:span text:style-name="T17">componentName_hw.tcl</text:span><text:span text:style-name="T16"> </text:span><text:span text:style-name="T3">file that describes it to Platform Designer. When you design your own custom component, you can create its tcl file manually or by using the </text:span><text:span text:style-name="T4">Platform Designer Component Editor</text:span><text:span text:style-name="T3">. </text:span><text:span text:style-name="T3"/></text:p>
      <text:p text:style-name="P3"/>
      <text:p text:style-name="Standard"><text:span text:style-name="T3">The tcl file describing the IP component includes the following elements:</text:span><text:span text:style-name="T3"/></text:p>
      <text:p text:style-name="P1"/>
      <text:list text:style-name="WWNum6">
        <text:list-item>
          <text:p text:style-name="P11"><text:span text:style-name="T7">Information</text:span><text:span text:style-name="T3"> about the component, such as author and version</text:span><text:span text:style-name="T3"/></text:p>
        </text:list-item>
        <text:list-item>
          <text:p text:style-name="P11"><text:span text:style-name="T7">HDL description</text:span><text:span text:style-name="T3"> of the component's hardware</text:span><text:span text:style-name="T3"/></text:p>
        </text:list-item>
        <text:list-item>
          <text:p text:style-name="P11"><text:span text:style-name="T3">Constraint files that define the component for </text:span><text:span text:style-name="T7">synthesis and simulation</text:span><text:span text:style-name="T3"/></text:p>
        </text:list-item>
        <text:list-item>
          <text:p text:style-name="P11"><text:span text:style-name="T3">An HDL template that defines the component's </text:span><text:span text:style-name="T7">interfaces</text:span><text:span text:style-name="T3"/></text:p>
        </text:list-item>
        <text:list-item>
          <text:p text:style-name="P11"><text:span text:style-name="T3">The parameters that configure the operation of the component</text:span><text:span text:style-name="T3"/></text:p>
        </text:list-item>
      </text:list>
      <text:p text:style-name="P3"/>
      <text:p text:style-name="Standard"><text:span text:style-name="T3">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3"/></text:p>
      <text:p text:style-name="Standard"/>
      <text:p text:style-name="P9">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3"/></text:p>
      <text:p text:style-name="P9"/>
      <text:p text:style-name="P9">Per testare il componente nella realtà, la cosa più semplice da fare consiste nel creare un Platform Designer System contenente quel componente ed un processore Nios già disponibile. Il processore e il componente comunicano per mezzo di una interfaccia standard, per cui il sistema è in grado di gestirla automaticamente: è sufficiente comandare una lettura o una scrittura tramite il processore e questo fornira il risultato quando sarà disponibile, la gestione dei segnali di controllo/stato (waitreqeust, read, write ecc.) avviene in automatico.<text:span text:style-name="T3"/></text:p>
      <text:p text:style-name="Standard"/>
      <text:p text:style-name="Standard"/>
      <text:p text:style-name="Standard"/>
      <text:p text:style-name="Standard"/>
      <text:p text:style-name="Standard"/>
      <text:p text:style-name="Standard"/>
      <text:p text:style-name="P5"><text:soft-page-break/><text:span text:style-name="T2">AVALON MEMORY-MAPPED INTERFACE</text:span><text:span text:style-name="T2"/></text:p>
      <text:p text:style-name="P4"/>
      <text:p text:style-name="P5"><text:span text:style-name="T4">Signal roles</text:span><text:span text:style-name="T3">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3"/></text:p>
      <text:p text:style-name="P4"/>
      <text:p text:style-name="P5"><text:span text:style-name="T9">Useful</text:span><text:span text:style-name="T3"> signal roles:</text:span><text:span text:style-name="T3"/></text:p>
      <text:p text:style-name="P2"/>
      <text:list text:style-name="WWNum4">
        <text:list-item>
          <text:p text:style-name="P12"><text:span text:style-name="T5">address</text:span><text:span text:style-name="T3"/></text:p>
        </text:list-item>
        <text:list-item>
          <text:p text:style-name="P12"><text:span text:style-name="T5">read</text:span><text:span text:style-name="T3"/></text:p>
        </text:list-item>
        <text:list-item>
          <text:p text:style-name="P13">readdata</text:p>
        </text:list-item>
        <text:list-item>
          <text:p text:style-name="P13">write</text:p>
        </text:list-item>
        <text:list-item>
          <text:p text:style-name="P13">writedata</text:p>
        </text:list-item>
        <text:list-item>
          <text:p text:style-name="P14">readdatavalid</text:p>
        </text:list-item>
        <text:list-item>
          <text:p text:style-name="P13">waitrequest</text:p>
        </text:list-item>
      </text:list>
      <text:p text:style-name="P5"/>
      <text:p text:style-name="P5">Il parallelismo di <text:span text:style-name="T13">address</text:span>, <text:span text:style-name="T13">readdata</text:span> e <text:span text:style-name="T13">writedata</text:span> è determinato dal parallelismo della hyperRAM.<text:span text:style-name="T3"/></text:p>
      <text:p text:style-name="P5"/>
      <text:p text:style-name="P6">I signal roles elencati sono quelli necessari a creare una interfaccia Avalon-MM di tipo <text:span text:style-name="T20">pipelined read transfer with variable latency</text:span>. Da quando la lettura è comandata a quando il risultato è fornito in uscita passano un certo numero di cicli di clock (<text:span text:style-name="T20">read latency</text:span>), che in generale è variabile (a seconda dei casi agent può impiegare più o meno cicli di clock a rispondere). Il segnale <text:span text:style-name="T13">readdatavalid </text:span><text:span text:style-name="T21">si attiva quando </text:span><text:span text:style-name="T13">readdata </text:span><text:span text:style-name="T21">è disponibile in uscita (ovvero alla fine della read latency) ed è quindi utilizzato per campionare il dato corretto in uscita.</text:span><text:span text:style-name="T3"/></text:p>
      <text:p text:style-name="P6"/>
      <text:p text:style-name="P6"><text:span text:style-name="T21">Se la read latency fosse fissata potremmo mandare richieste di lettura una dietro l’altra (senza aspettare il completamento dell’operazione). Con una read latency variabile potrebbero però accumularsi troppe richieste di lettura in pending. Il segnale </text:span><text:span text:style-name="T13">waitrequest </text:span><text:span text:style-name="T21">viene asserito da agent per stallare host, avvisandolo di non proseguire con le richieste (fino a quando </text:span><text:span text:style-name="T13">waitrequest</text:span><text:span text:style-name="T21"> è attivo gli ingressi di agent devono rimanere costanti), per cui può essere utilizzato per limitare il numero di richieste messe in pending. Agent può comunque utilizzare </text:span><text:span text:style-name="T13">waitrequest</text:span><text:span text:style-name="T21"> per qualunque altro motivo porti a voler stallare le richieste di host.</text:span><text:span text:style-name="T3"/></text:p>
      <text:p text:style-name="P5"/>
      <text:p text:style-name="P7">Per quanto riguarda la scrittura, non essendo necessario attendere per campionare un risultato non abbiamo bisogno di un segnale di validità. Host può comunque limitare il numero di richieste di scrittura con <text:span text:style-name="T13">waitrequest</text:span>.</text:p>
      <text:p text:style-name="P7"/>
      <text:p text:style-name="P8">Il fatto che <text:span text:style-name="T14">waitrequest</text:span> sia attivo non significa che non possiamo inviare un comando se non lo abbiamo ancora fatto, bensì che se lo abbiamo già inviato non possiamo rimuoverlo o cambiarlo.</text:p>
      <text:p text:style-name="P8"/>
      <text:p text:style-name="P8"/>
      <text:p text:style-name="P8"/>
      <text:p text:style-name="P10"><draw:frame draw:style-name="fr1" draw:name="Image1" text:anchor-type="char" svg:width="7.0862in" svg:height="2.1783in" draw:z-index="0"><draw:image xlink:href="Pictures/100000000000032D000000FA7213EE5E64540F26.png" xlink:type="simple" xlink:show="embed" xlink:actuate="onLoad" draw:mime-type="image/png"/></draw:frame></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46</meta:editing-cycles>
    <meta:creation-date>2023-04-02T09:58:00</meta:creation-date>
    <dc:date>2023-06-02T17:07:23.942636585</dc:date>
    <meta:editing-duration>P3DT4H31M8S</meta:editing-duration>
    <meta:generator>LibreOffice/7.5.2.2$Linux_X86_64 LibreOffice_project/50$Build-2</meta:generator>
    <meta:document-statistic meta:table-count="0" meta:image-count="1" meta:object-count="0" meta:page-count="2" meta:paragraph-count="31" meta:word-count="821" meta:character-count="5364" meta:non-whitespace-character-count="4584"/>
    <meta:user-defined meta:name="AppVersion">16.0000</meta:user-defined>
    <meta:template xlink:type="simple" xlink:actuate="onRequest" xlink:title="Normal" xlink:href=""/>
  </office:meta>
</office:document-meta>
</file>